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C7000001525BF66427.png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2" style:family="table">
      <style:table-properties style:width="19.001cm" table:align="margins"/>
    </style:style>
    <style:style style:name="Tabela2.A" style:family="table-column">
      <style:table-column-properties style:column-width="2.768cm" style:rel-column-width="9545*"/>
    </style:style>
    <style:style style:name="Tabela2.B" style:family="table-column">
      <style:table-column-properties style:column-width="16.233cm" style:rel-column-width="55990*"/>
    </style:style>
    <style:style style:name="Tabela2.A1" style:family="table-cell">
      <style:table-cell-properties fo:padding="0.097cm" fo:border="none"/>
    </style:style>
    <style:style style:name="Tabela2.B1" style:family="table-cell">
      <style:table-cell-properties fo:padding-left="0.3cm" fo:padding-right="0.101cm" fo:padding-top="0.101cm" fo:padding-bottom="0.101cm" fo:border-left="0.05pt solid #000000" fo:border-right="none" fo:border-top="none" fo:border-bottom="none"/>
    </style:style>
    <style:style style:name="Tabela2.B2" style:family="table-cell">
      <style:table-cell-properties fo:padding-left="0.3cm" fo:padding-right="0.101cm" fo:padding-top="0.101cm" fo:padding-bottom="0.101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 style:master-page-name="WordCamp">
      <style:paragraph-properties style:page-number="auto"/>
    </style:style>
    <style:style style:name="P3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Heading_20_1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h text:style-name="Heading_20_1" text:outline-level="1">15h</text:h>
            <text:p text:style-name="P1">Minicurso<text:line-break/>Sala 105</text:p>
          </table:table-cell>
          <table:table-cell table:style-name="Tabela2.B1" office:value-type="string">
            <text:h text:style-name="Heading_20_1" text:outline-level="1">Oficina e Plantão de Dúvidas: Mutirão de Tradução</text:h>
            <text:h text:style-name="Heading_20_2" text:outline-level="2">Djio e Cátia</text:h>
            <text:p text:style-name="Text_20_body">(Desenvolviment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5h</text:h>
            <text:p text:style-name="Standard">Palestra<text:line-break/>Auditório</text:p>
          </table:table-cell>
          <table:table-cell table:style-name="Tabela2.B1" office:value-type="string">
            <text:h text:style-name="Heading_20_1" text:outline-level="1">Análise e Estudo de Caso de Implantação do WordPress na UFPR</text:h>
            <text:h text:style-name="Heading_20_2" text:outline-level="2">Mauro Hiroto Suzuki, Hamilton Chaiben, Patrícia Custódio Cooper</text:h>
            <text:p text:style-name="Text_20_body">(Case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6h15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Um Blog Feito Por Advogado</text:h>
            <text:h text:style-name="Heading_20_2" text:outline-level="2">Tarso Cabral Violin</text:h>
            <text:p text:style-name="Text_20_body">(Case/Conteúdo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7h30</text:h>
            <text:p text:style-name="Text_20_body">Palestra<text:line-break/>Auditório</text:p>
          </table:table-cell>
          <table:table-cell table:style-name="Tabela2.B1" office:value-type="string">
            <text:h text:style-name="Heading_20_1" text:outline-level="1">Apresentação do Case SOSaqui.com</text:h>
            <text:h text:style-name="Heading_20_2" text:outline-level="2">José Geraldo Magalhães</text:h>
            <text:p text:style-name="Text_20_body">(Case)</text:p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  <table:table-row>
          <table:table-cell table:style-name="Tabela2.A1" office:value-type="string">
            <text:h text:style-name="Heading_20_1" text:outline-level="1">18h45</text:h>
            <text:p text:style-name="Text_20_body">Auditório</text:p>
          </table:table-cell>
          <table:table-cell table:style-name="Tabela2.B1" office:value-type="string">
            <text:h text:style-name="Heading_20_1" text:outline-level="1">Abertura</text:h>
            <text:h text:style-name="Heading_20_2" text:outline-level="2">Comissão de Organização WordCamp Curitiba 2012</text:h>
          </table:table-cell>
        </table:table-row>
        <table:table-row>
          <table:table-cell table:style-name="Tabela2.A1" office:value-type="string">
            <text:p text:style-name="Table_20_Contents"/>
          </table:table-cell>
          <table:table-cell table:style-name="Tabela2.B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fo:text-indent="0cm" style:auto-text-indent="false" style:shadow="non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cm" fo:margin-bottom="0cm" fo:text-indent="0cm" style:auto-text-indent="false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FreeSans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FreeSans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DejaVu Sans" style:font-size-asian="10pt" style:font-weight-asian="bold" style:font-name-complex="FreeSans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8.974cm" table:align="left"/>
    </style:style>
    <style:style style:name="Tabela1.A" style:family="table-column">
      <style:table-column-properties style:column-width="8.655cm"/>
    </style:style>
    <style:style style:name="Tabela1.B" style:family="table-column">
      <style:table-column-properties style:column-width="10.319cm"/>
    </style:style>
    <style:style style:name="Tabela1.A1" style:family="table-cell">
      <style:table-cell-properties fo:background-color="transparent" fo:padding="0cm" fo:border="none">
        <style:background-image/>
      </style:table-cell-properties>
    </style:style>
    <style:style style:name="Tabela4" style:family="table">
      <style:table-properties style:width="18.974cm" table:align="left"/>
    </style:style>
    <style:style style:name="Tabela4.A" style:family="table-column">
      <style:table-column-properties style:column-width="8.655cm"/>
    </style:style>
    <style:style style:name="Tabela4.B" style:family="table-column">
      <style:table-column-properties style:column-width="10.319cm"/>
    </style:style>
    <style:style style:name="Tabela4.A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ing_20_1">
      <style:paragraph-properties fo:text-align="end" style:justify-single-word="false"/>
    </style:style>
    <style:style style:name="MP2" style:family="paragraph" style:parent-style-name="Heading_20_2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Table_20_Contents"><draw:frame draw:style-name="Mfr1" draw:name="figura1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1.A1" office:value-type="string">
              <text:h text:style-name="MP1" text:outline-level="1">Credenciamento</text:h>
              <text:h text:style-name="MP2" text:outline-level="2">Dia 15 | Lista de Inscritos A-C</text:h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WordCamp" style:page-layout-name="Mpm3">
      <style:header>
        <table:table table:name="Tabela4" table:style-name="Tabela4">
          <table:table-column table:style-name="Tabela4.A"/>
          <table:table-column table:style-name="Tabela4.B"/>
          <table:table-row>
            <table:table-cell table:style-name="Tabela4.A1" office:value-type="string">
              <text:p text:style-name="Table_20_Contents"><draw:frame draw:style-name="Mfr1" draw:name="figura2" text:anchor-type="as-char" svg:width="5.856cm" svg:height="1.339cm" draw:z-index="0"><draw:image xlink:href="Pictures/10000201000005C7000001525BF66427.png" xlink:type="simple" xlink:show="embed" xlink:actuate="onLoad"/></draw:frame></text:p>
            </table:table-cell>
            <table:table-cell table:style-name="Tabela4.A1" office:value-type="string">
              <text:h text:style-name="MP1" text:outline-level="1">Programação Dia 15</text:h>
              <text:h text:style-name="MP2" text:outline-level="2">Ensalamento das Palestras e Minicursos</text:h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icius Massuchetto</meta:initial-creator>
    <meta:creation-date>2012-06-15T08:58:43</meta:creation-date>
    <dc:date>2012-06-15T10:47:33</dc:date>
    <dc:creator>Vinicius Massuchetto</dc:creator>
    <meta:editing-duration>PT47M14S</meta:editing-duration>
    <meta:editing-cycles>7</meta:editing-cycles>
    <meta:generator>LibreOffice/3.4$Unix LibreOffice_project/340m1$Build-602</meta:generator>
    <meta:document-statistic meta:table-count="3" meta:image-count="2" meta:object-count="0" meta:page-count="1" meta:paragraph-count="30" meta:word-count="87" meta:character-count="586" meta:non-whitespace-character-count="525"/>
  </office:meta>
</office:document-meta>
</file>